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1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0" table:default-cell-style-name="Default"/>
        <table:table-row table:style-name="ro1">
          <table:table-cell office:value-type="string" calcext:value-type="string">
            <text:p>Bench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nstr Ret</text:p>
          </table:table-cell>
          <table:table-cell office:value-type="string" calcext:value-type="string">
            <text:p>Unh Clk Cycles</text:p>
          </table:table-cell>
          <table:table-cell office:value-type="string" calcext:value-type="string">
            <text:p>l2 trans reqs</text:p>
          </table:table-cell>
          <table:table-cell office:value-type="string" calcext:value-type="string">
            <text:p>l1lines</text:p>
          </table:table-cell>
          <table:table-cell office:value-type="string" calcext:value-type="string">
            <text:p>l2lines</text:p>
          </table:table-cell>
          <table:table-cell office:value-type="string" calcext:value-type="string">
            <text:p>Per Core bw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2</text:p>
          </table:table-cell>
          <table:table-cell office:value-type="string" calcext:value-type="string">
            <text:p>Power3</text:p>
          </table:table-cell>
          <table:table-cell office:value-type="string" calcext:value-type="string">
            <text:p>bandwid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IPC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</text:p>
          </table:table-cell>
          <table:table-cell office:value-type="string" calcext:value-type="string">
            <text:p>L3 REUSE</text:p>
          </table:table-cell>
        </table:table-row>
        <table:table-row table:style-name="ro1">
          <table:table-cell office:value-type="string" calcext:value-type="string">
            <text:p>jacLR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1027" calcext:value-type="float">
            <text:p>61027</text:p>
          </table:table-cell>
          <table:table-cell office:value-type="float" office:value="12884" calcext:value-type="float">
            <text:p>12884</text:p>
          </table:table-cell>
          <table:table-cell office:value-type="float" office:value="5175011497.92" calcext:value-type="float">
            <text:p>5175011497.92</text:p>
          </table:table-cell>
          <table:table-cell office:value-type="float" office:value="8923005483.84" calcext:value-type="float">
            <text:p>8923005483.84</text:p>
          </table:table-cell>
          <table:table-cell office:value-type="float" office:value="5973350.46" calcext:value-type="float">
            <text:p>5973350.46</text:p>
          </table:table-cell>
          <table:table-cell office:value-type="float" office:value="235188136" calcext:value-type="float">
            <text:p>235188136</text:p>
          </table:table-cell>
          <table:table-cell office:value-type="float" office:value="156963731.23" calcext:value-type="float">
            <text:p>156963731.23</text:p>
          </table:table-cell>
          <table:table-cell office:value-type="float" office:value="152588108.3" calcext:value-type="float">
            <text:p>152588108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" calcext:value-type="float">
            <text:p>0.58</text:p>
          </table:table-cell>
          <table:table-cell office:value-type="float" office:value="5973350.46" calcext:value-type="float">
            <text:p>5973350.46</text:p>
          </table:table-cell>
          <table:table-cell office:value-type="float" office:value="15.17" calcext:value-type="float">
            <text:p>15.17</text:p>
          </table:table-cell>
          <table:table-cell office:value-type="float" office:value="10.12" calcext:value-type="float">
            <text:p>10.12</text:p>
          </table:table-cell>
          <table:table-cell office:value-type="float" office:value="9.84" calcext:value-type="float">
            <text:p>9.84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/>
          <table:table-cell office:value-type="float" office:value="61029" calcext:value-type="float">
            <text:p>61029</text:p>
          </table:table-cell>
          <table:table-cell office:value-type="float" office:value="15369" calcext:value-type="float">
            <text:p>15369</text:p>
          </table:table-cell>
          <table:table-cell office:value-type="float" office:value="12386442790.38" calcext:value-type="float">
            <text:p>12386442790.38</text:p>
          </table:table-cell>
          <table:table-cell office:value-type="float" office:value="7709660396.72" calcext:value-type="float">
            <text:p>7709660396.72</text:p>
          </table:table-cell>
          <table:table-cell office:value-type="float" office:value="158476.94" calcext:value-type="float">
            <text:p>158476.94</text:p>
          </table:table-cell>
          <table:table-cell office:value-type="float" office:value="1551435216.27" calcext:value-type="float">
            <text:p>1551435216.27</text:p>
          </table:table-cell>
          <table:table-cell office:value-type="float" office:value="6016604.61" calcext:value-type="float">
            <text:p>6016604.61</text:p>
          </table:table-cell>
          <table:table-cell office:value-type="float" office:value="4311295.83" calcext:value-type="float">
            <text:p>4311295.83</text:p>
          </table:table-cell>
          <table:table-cell office:value-type="float" office:value="42.94" calcext:value-type="float">
            <text:p>42.9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1" calcext:value-type="float">
            <text:p>1.61</text:p>
          </table:table-cell>
          <table:table-cell office:value-type="float" office:value="158476.94" calcext:value-type="float">
            <text:p>158476.94</text:p>
          </table:table-cell>
          <table:table-cell office:value-type="float" office:value="112.47" calcext:value-type="float">
            <text:p>112.47</text:p>
          </table:table-cell>
          <table:table-cell office:value-type="float" office:value="0.43" calcext:value-type="float">
            <text:p>0.43</text:p>
          </table:table-cell>
          <table:table-cell office:value-type="float" office:value="0.3" calcext:value-type="float">
            <text:p>0.3</text:p>
          </table:table-cell>
          <table:table-cell office:value-type="float" office:value="270.27" calcext:value-type="float">
            <text:p>270.2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/>
          <table:table-cell office:value-type="float" office:value="61047" calcext:value-type="float">
            <text:p>61047</text:p>
          </table:table-cell>
          <table:table-cell office:value-type="float" office:value="2239" calcext:value-type="float">
            <text:p>2239</text:p>
          </table:table-cell>
          <table:table-cell office:value-type="float" office:value="3876779836" calcext:value-type="float">
            <text:p>3876779836</text:p>
          </table:table-cell>
          <table:table-cell office:value-type="float" office:value="6703706928" calcext:value-type="float">
            <text:p>6703706928</text:p>
          </table:table-cell>
          <table:table-cell office:value-type="float" office:value="4351476" calcext:value-type="float">
            <text:p>4351476</text:p>
          </table:table-cell>
          <table:table-cell office:value-type="float" office:value="173874363.33" calcext:value-type="float">
            <text:p>173874363.33</text:p>
          </table:table-cell>
          <table:table-cell office:value-type="float" office:value="115719587.33" calcext:value-type="float">
            <text:p>115719587.33</text:p>
          </table:table-cell>
          <table:table-cell office:value-type="float" office:value="112568721.66" calcext:value-type="float">
            <text:p>112568721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4351476" calcext:value-type="float">
            <text:p>4351476</text:p>
          </table:table-cell>
          <table:table-cell office:value-type="float" office:value="14.94" calcext:value-type="float">
            <text:p>14.94</text:p>
          </table:table-cell>
          <table:table-cell office:value-type="float" office:value="9.95" calcext:value-type="float">
            <text:p>9.95</text:p>
          </table:table-cell>
          <table:table-cell office:value-type="float" office:value="9.68" calcext:value-type="float">
            <text:p>9.68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stream_d0_doitgen_STANDARD</text:p>
          </table:table-cell>
          <table:table-cell table:number-columns-repeated="20"/>
        </table:table-row>
        <table:table-row table:style-name="ro1">
          <table:table-cell/>
          <table:table-cell office:value-type="float" office:value="62139" calcext:value-type="float">
            <text:p>62139</text:p>
          </table:table-cell>
          <table:table-cell office:value-type="float" office:value="7136" calcext:value-type="float">
            <text:p>7136</text:p>
          </table:table-cell>
          <table:table-cell office:value-type="float" office:value="5477130977" calcext:value-type="float">
            <text:p>5477130977</text:p>
          </table:table-cell>
          <table:table-cell office:value-type="float" office:value="7520206892.37" calcext:value-type="float">
            <text:p>7520206892.37</text:p>
          </table:table-cell>
          <table:table-cell office:value-type="float" office:value="153357.87" calcext:value-type="float">
            <text:p>153357.87</text:p>
          </table:table-cell>
          <table:table-cell office:value-type="float" office:value="160228879.62" calcext:value-type="float">
            <text:p>160228879.62</text:p>
          </table:table-cell>
          <table:table-cell office:value-type="float" office:value="160524804.87" calcext:value-type="float">
            <text:p>160524804.87</text:p>
          </table:table-cell>
          <table:table-cell office:value-type="float" office:value="155848032.75" calcext:value-type="float">
            <text:p>155848032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153357.87" calcext:value-type="float">
            <text:p>153357.87</text:p>
          </table:table-cell>
          <table:table-cell office:value-type="float" office:value="10.23" calcext:value-type="float">
            <text:p>10.23</text:p>
          </table:table-cell>
          <table:table-cell office:value-type="float" office:value="10.25" calcext:value-type="float">
            <text:p>10.25</text:p>
          </table:table-cell>
          <table:table-cell office:value-type="float" office:value="9.95" calcext:value-type="float">
            <text:p>9.95</text:p>
          </table:table-cell>
          <table:table-cell office:value-type="float" office:value="0.91" calcext:value-type="float">
            <text:p>0.91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/>
          <table:table-cell office:value-type="float" office:value="62141" calcext:value-type="float">
            <text:p>62141</text:p>
          </table:table-cell>
          <table:table-cell office:value-type="float" office:value="15145" calcext:value-type="float">
            <text:p>15145</text:p>
          </table:table-cell>
          <table:table-cell office:value-type="float" office:value="12363238312.77" calcext:value-type="float">
            <text:p>12363238312.77</text:p>
          </table:table-cell>
          <table:table-cell office:value-type="float" office:value="7613537146" calcext:value-type="float">
            <text:p>7613537146</text:p>
          </table:table-cell>
          <table:table-cell office:value-type="float" office:value="86102.83" calcext:value-type="float">
            <text:p>86102.83</text:p>
          </table:table-cell>
          <table:table-cell office:value-type="float" office:value="1552485176.66" calcext:value-type="float">
            <text:p>1552485176.66</text:p>
          </table:table-cell>
          <table:table-cell office:value-type="float" office:value="5304157.38" calcext:value-type="float">
            <text:p>5304157.38</text:p>
          </table:table-cell>
          <table:table-cell office:value-type="float" office:value="4296530.55" calcext:value-type="float">
            <text:p>4296530.55</text:p>
          </table:table-cell>
          <table:table-cell office:value-type="float" office:value="41.94" calcext:value-type="float">
            <text:p>41.9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2" calcext:value-type="float">
            <text:p>1.62</text:p>
          </table:table-cell>
          <table:table-cell office:value-type="float" office:value="86102.83" calcext:value-type="float">
            <text:p>86102.83</text:p>
          </table:table-cell>
          <table:table-cell office:value-type="float" office:value="113.89" calcext:value-type="float">
            <text:p>113.89</text:p>
          </table:table-cell>
          <table:table-cell office:value-type="float" office:value="0.37" calcext:value-type="float">
            <text:p>0.37</text:p>
          </table:table-cell>
          <table:table-cell office:value-type="float" office:value="0.3" calcext:value-type="float">
            <text:p>0.3</text:p>
          </table:table-cell>
          <table:table-cell office:value-type="float" office:value="311.52" calcext:value-type="float">
            <text:p>311.52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/>
          <table:table-cell office:value-type="float" office:value="62159" calcext:value-type="float">
            <text:p>62159</text:p>
          </table:table-cell>
          <table:table-cell office:value-type="float" office:value="7062" calcext:value-type="float">
            <text:p>7062</text:p>
          </table:table-cell>
          <table:table-cell office:value-type="float" office:value="4867351038.44" calcext:value-type="float">
            <text:p>4867351038.44</text:p>
          </table:table-cell>
          <table:table-cell office:value-type="float" office:value="6681829339.33" calcext:value-type="float">
            <text:p>6681829339.33</text:p>
          </table:table-cell>
          <table:table-cell office:value-type="float" office:value="119716.33" calcext:value-type="float">
            <text:p>119716.33</text:p>
          </table:table-cell>
          <table:table-cell office:value-type="float" office:value="142376916.88" calcext:value-type="float">
            <text:p>142376916.88</text:p>
          </table:table-cell>
          <table:table-cell office:value-type="float" office:value="142607208.77" calcext:value-type="float">
            <text:p>142607208.77</text:p>
          </table:table-cell>
          <table:table-cell office:value-type="float" office:value="138517429.66" calcext:value-type="float">
            <text:p>138517429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119716.33" calcext:value-type="float">
            <text:p>119716.33</text:p>
          </table:table-cell>
          <table:table-cell office:value-type="float" office:value="9.09" calcext:value-type="float">
            <text:p>9.09</text:p>
          </table:table-cell>
          <table:table-cell office:value-type="float" office:value="9.1" calcext:value-type="float">
            <text:p>9.1</text:p>
          </table:table-cell>
          <table:table-cell office:value-type="float" office:value="8.84" calcext:value-type="float">
            <text:p>8.84</text:p>
          </table:table-cell>
          <table:table-cell office:value-type="float" office:value="0.86" calcext:value-type="float">
            <text:p>0.86</text:p>
          </table:table-cell>
          <table:table-cell office:value-type="float" office:value="3.27" calcext:value-type="float">
            <text:p>3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7T17:07:11.692927763</meta:creation-date>
    <dc:date>2015-12-17T17:07:58.500966314</dc:date>
    <meta:editing-duration>P0D</meta:editing-duration>
    <meta:editing-cycles>1</meta:editing-cycles>
    <meta:document-statistic meta:table-count="1" meta:cell-count="143" meta:object-count="0"/>
    <meta:generator>LibreOffice/4.2.8.2$Linux_X86_64 LibreOffice_project/420m0$Build-2</meta:generator>
  </office:meta>
</office:document-meta>
</file>